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cccccc" draw:textarea-vertical-align="middle"/>
    </style:style>
    <style:style style:name="gr2" style:family="graphic" style:parent-style-name="objectwithoutfill">
      <style:graphic-properties draw:stroke="solid" svg:stroke-width="0.212cm" draw:marker-start-width="0.517cm" draw:marker-end-width="0.517cm" draw:fill="none" draw:textarea-vertical-align="middle" fo:padding-top="0.23cm" fo:padding-bottom="0.23cm" fo:padding-left="0.355cm" fo:padding-right="0.355cm"/>
    </style:style>
    <style:style style:name="gr3" style:family="graphic" style:parent-style-name="standard">
      <style:graphic-properties svg:stroke-color="#000000" draw:fill-color="#ffff66" draw:textarea-vertical-align="middle"/>
    </style:style>
    <style:style style:name="gr4" style:family="graphic" style:parent-style-name="standard">
      <style:graphic-properties draw:fill-color="#ff3333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color="#000000" draw:textarea-vertical-align="middle"/>
    </style:style>
    <style:style style:name="gr7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8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9" style:family="graphic" style:parent-style-name="standard">
      <style:graphic-properties svg:stroke-color="#000000" draw:fill-color="#000000" draw:textarea-vertical-align="middle"/>
    </style:style>
    <style:style style:name="gr10" style:family="graphic" style:parent-style-name="objectwithoutfill">
      <style:graphic-properties draw:stroke="dash" draw:stroke-dash="Ultrafine_20_Dashed" svg:stroke-width="0.081cm" svg:stroke-color="#666666" draw:marker-start="Arrow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draw:stroke="dash" draw:stroke-dash="Ultrafine_20_Dashed" svg:stroke-width="0.081cm" svg:stroke-color="#666666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svg:stroke-color="#000000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1.666cm"/>
    </style:style>
    <style:style style:name="gr14" style:family="graphic" style:parent-style-name="objectwithoutfill">
      <style:graphic-properties draw:stroke="dash" draw:stroke-dash="Ultrafine_20_Dashed" svg:stroke-width="0.081cm" svg:stroke-color="#66666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draw:stroke="none" svg:stroke-color="#000000" draw:fill="none" draw:fill-color="#ffffff" fo:min-height="1.566cm"/>
    </style:style>
    <style:style style:name="gr16" style:family="graphic" style:parent-style-name="standard">
      <style:graphic-properties draw:stroke="none" svg:stroke-color="#000000" draw:fill="none" draw:fill-color="#ffffff" fo:min-height="0.556cm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66"/>
      <style:paragraph-properties fo:text-align="center"/>
    </style:style>
    <style:style style:name="P4" style:family="paragraph">
      <loext:graphic-properties draw:fill-color="#ff3333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6pt" style:font-size-asian="16pt" style:font-size-complex="16pt"/>
    </style:style>
    <style:style style:name="P7" style:family="paragraph">
      <loext:graphic-properties draw:fill-color="#ff950e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7.2cm" svg:height="0.4cm" svg:x="0.365cm" svg:y="1.678cm">
          <text:p/>
        </draw:rect>
        <draw:rect draw:style-name="gr1" draw:text-style-name="P1" draw:layer="layout" svg:width="9.4cm" svg:height="0.4cm" svg:x="0.16cm" svg:y="4.941cm">
          <text:p/>
        </draw:rect>
        <draw:rect draw:style-name="gr1" draw:text-style-name="P1" draw:layer="layout" svg:width="7.5cm" svg:height="0.4cm" svg:x="10.06cm" svg:y="4.941cm">
          <text:p/>
        </draw:rect>
        <draw:line draw:style-name="gr2" draw:text-style-name="P2" draw:layer="layout" svg:x1="9.76cm" svg:y1="4.641cm" svg:x2="9.36cm" svg:y2="5.541cm">
          <text:p/>
        </draw:line>
        <draw:line draw:style-name="gr2" draw:text-style-name="P2" draw:layer="layout" svg:x1="10.26cm" svg:y1="4.641cm" svg:x2="9.86cm" svg:y2="5.541cm">
          <text:p/>
        </draw:line>
        <draw:rect draw:style-name="gr3" draw:text-style-name="P3" draw:layer="layout" svg:width="1.1cm" svg:height="0.8cm" svg:x="7.065cm" svg:y="1.478cm">
          <text:p/>
        </draw:rect>
        <draw:custom-shape draw:style-name="gr4" draw:text-style-name="P4" draw:layer="layout" svg:width="0.8cm" svg:height="0.839cm" svg:x="7.165cm" svg:y="0.973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538.088445078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2" draw:layer="layout" svg:x1="4.565cm" svg:y1="0.778cm" svg:x2="7.565cm" svg:y2="0.778cm">
          <text:p/>
        </draw:line>
        <draw:line draw:style-name="gr5" draw:text-style-name="P2" draw:layer="layout" svg:x1="7.565cm" svg:y1="0.578cm" svg:x2="7.565cm" svg:y2="0.978cm">
          <text:p/>
        </draw:line>
        <draw:line draw:style-name="gr5" draw:text-style-name="P2" draw:layer="layout" svg:x1="4.565cm" svg:y1="0.578cm" svg:x2="4.565cm" svg:y2="0.978cm">
          <text:p/>
        </draw:line>
        <draw:rect draw:style-name="gr6" draw:text-style-name="P6" draw:layer="layout" svg:width="1.3cm" svg:height="0.6cm" svg:x="8.065cm" svg:y="1.578cm">
          <text:p text:style-name="P5"><text:span text:style-name="T1">G2</text:span></text:p>
        </draw:rect>
        <draw:rect draw:style-name="gr6" draw:text-style-name="P6" draw:layer="layout" svg:width="1.7cm" svg:height="0.6cm" svg:x="9.765cm" svg:y="1.578cm">
          <text:p text:style-name="P5"><text:span text:style-name="T1">G3</text:span></text:p>
        </draw:rect>
        <draw:rect draw:style-name="gr6" draw:text-style-name="P6" draw:layer="layout" svg:width="1cm" svg:height="0.6cm" svg:x="4.865cm" svg:y="1.578cm">
          <text:p text:style-name="P5"><text:span text:style-name="T1">G1</text:span></text:p>
        </draw:rect>
        <draw:rect draw:style-name="gr6" draw:text-style-name="P6" draw:layer="layout" svg:width="2cm" svg:height="0.6cm" svg:x="15.365cm" svg:y="1.578cm">
          <text:p text:style-name="P5"><text:span text:style-name="T1">G4</text:span></text:p>
        </draw:rect>
        <draw:rect draw:style-name="gr6" draw:text-style-name="P6" draw:layer="layout" svg:width="0.7cm" svg:height="0.6cm" svg:x="0.76cm" svg:y="4.841cm">
          <text:p text:style-name="P5"><text:span text:style-name="T1">G5</text:span></text:p>
        </draw:rect>
        <draw:rect draw:style-name="gr6" draw:text-style-name="P6" draw:layer="layout" svg:width="1cm" svg:height="0.6cm" svg:x="5.96cm" svg:y="4.841cm">
          <text:p text:style-name="P5"><text:span text:style-name="T1">G7</text:span></text:p>
        </draw:rect>
        <draw:line draw:style-name="gr5" draw:text-style-name="P2" draw:layer="layout" svg:x1="7.565cm" svg:y1="0.778cm" svg:x2="10.565cm" svg:y2="0.778cm">
          <text:p/>
        </draw:line>
        <draw:line draw:style-name="gr5" draw:text-style-name="P2" draw:layer="layout" svg:x1="10.565cm" svg:y1="0.578cm" svg:x2="10.565cm" svg:y2="0.978cm">
          <text:p/>
        </draw:line>
        <draw:line draw:style-name="gr5" draw:text-style-name="P2" draw:layer="layout" svg:x1="4.565cm" svg:y1="0.778cm" svg:x2="7.565cm" svg:y2="0.778cm">
          <text:p/>
        </draw:line>
        <draw:line draw:style-name="gr5" draw:text-style-name="P2" draw:layer="layout" svg:x1="7.565cm" svg:y1="0.578cm" svg:x2="7.565cm" svg:y2="0.978cm">
          <text:p/>
        </draw:line>
        <draw:line draw:style-name="gr5" draw:text-style-name="P2" draw:layer="layout" svg:x1="4.565cm" svg:y1="0.578cm" svg:x2="4.565cm" svg:y2="0.978cm">
          <text:p/>
        </draw:line>
        <draw:line draw:style-name="gr5" draw:text-style-name="P2" draw:layer="layout" svg:x1="7.565cm" svg:y1="0.778cm" svg:x2="10.565cm" svg:y2="0.778cm">
          <text:p/>
        </draw:line>
        <draw:line draw:style-name="gr5" draw:text-style-name="P2" draw:layer="layout" svg:x1="10.565cm" svg:y1="0.578cm" svg:x2="10.565cm" svg:y2="0.978cm">
          <text:p/>
        </draw:line>
        <draw:line draw:style-name="gr5" draw:text-style-name="P2" draw:layer="layout" svg:x1="0.26cm" svg:y1="3.941cm" svg:x2="3.26cm" svg:y2="3.941cm">
          <text:p/>
        </draw:line>
        <draw:line draw:style-name="gr5" draw:text-style-name="P2" draw:layer="layout" svg:x1="3.26cm" svg:y1="3.741cm" svg:x2="3.26cm" svg:y2="4.141cm">
          <text:p/>
        </draw:line>
        <draw:line draw:style-name="gr5" draw:text-style-name="P2" draw:layer="layout" svg:x1="0.26cm" svg:y1="3.741cm" svg:x2="0.26cm" svg:y2="4.141cm">
          <text:p/>
        </draw:line>
        <draw:line draw:style-name="gr5" draw:text-style-name="P2" draw:layer="layout" svg:x1="3.26cm" svg:y1="3.941cm" svg:x2="6.26cm" svg:y2="3.941cm">
          <text:p/>
        </draw:line>
        <draw:line draw:style-name="gr5" draw:text-style-name="P2" draw:layer="layout" svg:x1="6.26cm" svg:y1="3.741cm" svg:x2="6.26cm" svg:y2="4.141cm">
          <text:p/>
        </draw:line>
        <draw:line draw:style-name="gr5" draw:text-style-name="P2" draw:layer="layout" svg:x1="3.06cm" svg:y1="3.641cm" svg:x2="6.06cm" svg:y2="3.641cm">
          <text:p/>
        </draw:line>
        <draw:line draw:style-name="gr5" draw:text-style-name="P2" draw:layer="layout" svg:x1="6.06cm" svg:y1="3.441cm" svg:x2="6.06cm" svg:y2="3.841cm">
          <text:p/>
        </draw:line>
        <draw:line draw:style-name="gr5" draw:text-style-name="P2" draw:layer="layout" svg:x1="3.06cm" svg:y1="3.441cm" svg:x2="3.06cm" svg:y2="3.841cm">
          <text:p/>
        </draw:line>
        <draw:line draw:style-name="gr5" draw:text-style-name="P2" draw:layer="layout" svg:x1="6.06cm" svg:y1="3.641cm" svg:x2="9.06cm" svg:y2="3.641cm">
          <text:p/>
        </draw:line>
        <draw:line draw:style-name="gr5" draw:text-style-name="P2" draw:layer="layout" svg:x1="9.06cm" svg:y1="3.441cm" svg:x2="9.06cm" svg:y2="3.841cm">
          <text:p/>
        </draw:line>
        <draw:line draw:style-name="gr5" draw:text-style-name="P2" draw:layer="layout" svg:x1="4.565cm" svg:y1="0.778cm" svg:x2="7.565cm" svg:y2="0.778cm">
          <text:p/>
        </draw:line>
        <draw:line draw:style-name="gr5" draw:text-style-name="P2" draw:layer="layout" svg:x1="7.565cm" svg:y1="0.578cm" svg:x2="7.565cm" svg:y2="0.978cm">
          <text:p/>
        </draw:line>
        <draw:line draw:style-name="gr5" draw:text-style-name="P2" draw:layer="layout" svg:x1="4.565cm" svg:y1="0.578cm" svg:x2="4.565cm" svg:y2="0.978cm">
          <text:p/>
        </draw:line>
        <draw:line draw:style-name="gr5" draw:text-style-name="P2" draw:layer="layout" svg:x1="7.565cm" svg:y1="0.778cm" svg:x2="10.565cm" svg:y2="0.778cm">
          <text:p/>
        </draw:line>
        <draw:line draw:style-name="gr5" draw:text-style-name="P2" draw:layer="layout" svg:x1="10.565cm" svg:y1="0.578cm" svg:x2="10.565cm" svg:y2="0.978cm">
          <text:p/>
        </draw:line>
        <draw:line draw:style-name="gr5" draw:text-style-name="P2" draw:layer="layout" svg:x1="10.76cm" svg:y1="3.941cm" svg:x2="13.76cm" svg:y2="3.941cm">
          <text:p/>
        </draw:line>
        <draw:line draw:style-name="gr5" draw:text-style-name="P2" draw:layer="layout" svg:x1="13.76cm" svg:y1="3.741cm" svg:x2="13.76cm" svg:y2="4.141cm">
          <text:p/>
        </draw:line>
        <draw:line draw:style-name="gr5" draw:text-style-name="P2" draw:layer="layout" svg:x1="10.76cm" svg:y1="3.741cm" svg:x2="10.76cm" svg:y2="4.141cm">
          <text:p/>
        </draw:line>
        <draw:line draw:style-name="gr5" draw:text-style-name="P2" draw:layer="layout" svg:x1="13.76cm" svg:y1="3.941cm" svg:x2="16.76cm" svg:y2="3.941cm">
          <text:p/>
        </draw:line>
        <draw:line draw:style-name="gr5" draw:text-style-name="P2" draw:layer="layout" svg:x1="16.76cm" svg:y1="3.741cm" svg:x2="16.76cm" svg:y2="4.141cm">
          <text:p/>
        </draw:line>
        <draw:line draw:style-name="gr5" draw:text-style-name="P2" draw:layer="layout" svg:x1="4.565cm" svg:y1="0.778cm" svg:x2="7.565cm" svg:y2="0.778cm">
          <text:p/>
        </draw:line>
        <draw:line draw:style-name="gr5" draw:text-style-name="P2" draw:layer="layout" svg:x1="7.565cm" svg:y1="0.578cm" svg:x2="7.565cm" svg:y2="0.978cm">
          <text:p/>
        </draw:line>
        <draw:line draw:style-name="gr5" draw:text-style-name="P2" draw:layer="layout" svg:x1="4.565cm" svg:y1="0.578cm" svg:x2="4.565cm" svg:y2="0.978cm">
          <text:p/>
        </draw:line>
        <draw:line draw:style-name="gr5" draw:text-style-name="P2" draw:layer="layout" svg:x1="7.565cm" svg:y1="0.778cm" svg:x2="10.565cm" svg:y2="0.778cm">
          <text:p/>
        </draw:line>
        <draw:line draw:style-name="gr5" draw:text-style-name="P2" draw:layer="layout" svg:x1="10.565cm" svg:y1="0.578cm" svg:x2="10.565cm" svg:y2="0.978cm">
          <text:p/>
        </draw:line>
        <draw:rect draw:style-name="gr6" draw:text-style-name="P6" draw:layer="layout" svg:width="0.8cm" svg:height="0.6cm" svg:x="3.96cm" svg:y="4.841cm">
          <text:p text:style-name="P5"><text:span text:style-name="T1">G6</text:span></text:p>
        </draw:rect>
        <draw:custom-shape draw:style-name="gr7" draw:text-style-name="P7" draw:layer="layout" svg:width="0.4cm" svg:height="0.9cm" svg:x="2.86cm" svg:y="4.6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4cm" svg:height="0.9cm" svg:x="3.26cm" svg:y="4.6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4cm" svg:height="0.9cm" svg:x="5.66cm" svg:y="4.6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4cm" svg:height="0.9cm" svg:x="13.36cm" svg:y="4.7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2" draw:layer="layout" svg:x1="13.76cm" svg:y1="4.594cm" svg:x2="13.76cm" svg:y2="5.194cm">
          <text:p/>
        </draw:line>
        <draw:circle draw:style-name="gr9" draw:text-style-name="P8" draw:layer="layout" svg:width="0.6cm" svg:height="0.6cm" svg:x="13.46cm" svg:y="4.194cm">
          <text:p/>
        </draw:circle>
        <draw:line draw:style-name="gr8" draw:text-style-name="P2" draw:layer="layout" svg:x1="6.06cm" svg:y1="4.541cm" svg:x2="6.06cm" svg:y2="5.141cm">
          <text:p/>
        </draw:line>
        <draw:circle draw:style-name="gr9" draw:text-style-name="P8" draw:layer="layout" svg:width="0.6cm" svg:height="0.6cm" svg:x="5.76cm" svg:y="4.141cm">
          <text:p/>
        </draw:circle>
        <draw:line draw:style-name="gr8" draw:text-style-name="P2" draw:layer="layout" svg:x1="6.06cm" svg:y1="4.594cm" svg:x2="6.06cm" svg:y2="5.194cm">
          <text:p/>
        </draw:line>
        <draw:circle draw:style-name="gr9" draw:text-style-name="P8" draw:layer="layout" svg:width="0.6cm" svg:height="0.6cm" svg:x="5.76cm" svg:y="4.194cm">
          <text:p/>
        </draw:circle>
        <draw:line draw:style-name="gr8" draw:text-style-name="P2" draw:layer="layout" svg:x1="3.26cm" svg:y1="4.494cm" svg:x2="3.26cm" svg:y2="5.094cm">
          <text:p/>
        </draw:line>
        <draw:circle draw:style-name="gr9" draw:text-style-name="P8" draw:layer="layout" svg:width="0.6cm" svg:height="0.6cm" svg:x="2.96cm" svg:y="4.094cm">
          <text:p/>
        </draw:circle>
        <draw:line draw:style-name="gr8" draw:text-style-name="P2" draw:layer="layout" svg:x1="3.26cm" svg:y1="4.547cm" svg:x2="3.26cm" svg:y2="5.147cm">
          <text:p/>
        </draw:line>
        <draw:circle draw:style-name="gr9" draw:text-style-name="P8" draw:layer="layout" svg:width="0.6cm" svg:height="0.6cm" svg:x="2.96cm" svg:y="4.147cm">
          <text:p/>
        </draw:circle>
        <draw:rect draw:style-name="gr6" draw:text-style-name="P6" draw:layer="layout" svg:width="0.8cm" svg:height="0.6cm" svg:x="11.56cm" svg:y="4.841cm">
          <text:p text:style-name="P5"><text:span text:style-name="T1">G9</text:span></text:p>
        </draw:rect>
        <draw:rect draw:style-name="gr6" draw:text-style-name="P6" draw:layer="layout" svg:width="1.3cm" svg:height="0.6cm" svg:x="14.06cm" svg:y="4.841cm">
          <text:p text:style-name="P5"><text:span text:style-name="T1">G10</text:span></text:p>
        </draw:rect>
        <draw:rect draw:style-name="gr6" draw:text-style-name="P6" draw:layer="layout" svg:width="1.2cm" svg:height="0.6cm" svg:x="15.46cm" svg:y="4.841cm">
          <text:p text:style-name="P5"><text:span text:style-name="T1">G11</text:span></text:p>
        </draw:rect>
        <draw:rect draw:style-name="gr6" draw:text-style-name="P6" draw:layer="layout" svg:width="0.8cm" svg:height="0.6cm" svg:x="7.76cm" svg:y="4.841cm">
          <text:p text:style-name="P5"><text:span text:style-name="T1">G8</text:span></text:p>
        </draw:rect>
        <draw:path draw:style-name="gr10" draw:text-style-name="P2" draw:layer="layout" svg:width="4.099cm" svg:height="2.662cm" svg:x="3.265cm" svg:y="0.978cm" svg:viewBox="0 0 4100 2663" svg:d="M0 2663c100-2923 4100-2657 4100-2657">
          <text:p/>
        </draw:path>
        <draw:path draw:style-name="gr10" draw:text-style-name="P2" draw:layer="layout" svg:width="0.899cm" svg:height="2.462cm" svg:x="6.065cm" svg:y="0.978cm" svg:viewBox="0 0 900 2463" svg:d="M0 2463c200-2234 900-2463 900-2463">
          <text:p/>
        </draw:path>
        <draw:path draw:style-name="gr11" draw:text-style-name="P2" draw:layer="layout" svg:width="5.899cm" svg:height="2.562cm" svg:x="7.865cm" svg:y="0.978cm" svg:viewBox="0 0 5900 2563" svg:d="M0 0c5800 53 5900 2563 5900 2563">
          <text:p/>
        </draw:path>
        <draw:rect draw:style-name="gr3" draw:text-style-name="P3" draw:layer="layout" svg:width="1.1cm" svg:height="0.8cm" svg:x="0.16cm" svg:y="6.141cm">
          <text:p/>
        </draw:rect>
        <draw:custom-shape draw:style-name="gr4" draw:text-style-name="P4" draw:layer="layout" svg:width="0.8cm" svg:height="0.839cm" svg:x="0.26cm" svg:y="7.536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538.088445078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6" draw:layer="layout" svg:width="1cm" svg:height="0.6cm" svg:x="6.66cm" svg:y="6.241cm">
          <text:p/>
        </draw:rect>
        <draw:line draw:style-name="gr8" draw:text-style-name="P2" draw:layer="layout" svg:x1="7.16cm" svg:y1="7.825cm" svg:x2="7.16cm" svg:y2="8.425cm">
          <text:p/>
        </draw:line>
        <draw:circle draw:style-name="gr9" draw:text-style-name="P8" draw:layer="layout" svg:width="0.6cm" svg:height="0.6cm" svg:x="6.86cm" svg:y="7.425cm">
          <text:p/>
        </draw:circle>
        <draw:custom-shape draw:style-name="gr7" draw:text-style-name="P7" draw:layer="layout" svg:width="0.4cm" svg:height="0.9cm" svg:x="12.76cm" svg:y="6.0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9" draw:layer="layout" svg:width="2.4cm" svg:height="1.916cm" svg:x="1.26cm" svg:y="5.941cm">
          <draw:text-box>
            <text:p><text:span text:style-name="T2">HERV</text:span></text:p>
            <text:p><text:span text:style-name="T2">element</text:span></text:p>
          </draw:text-box>
        </draw:frame>
        <draw:frame draw:style-name="gr13" draw:text-style-name="P9" draw:layer="layout" svg:width="2.4cm" svg:height="1.916cm" svg:x="1.26cm" svg:y="7.425cm">
          <draw:text-box>
            <text:p><text:span text:style-name="T2">SNP</text:span></text:p>
          </draw:text-box>
        </draw:frame>
        <draw:frame draw:style-name="gr13" draw:text-style-name="P9" draw:layer="layout" svg:width="2.4cm" svg:height="1.916cm" svg:x="7.56cm" svg:y="5.925cm">
          <draw:text-box>
            <text:p><text:span text:style-name="T2">Gene/</text:span></text:p>
            <text:p><text:span text:style-name="T2">probe</text:span></text:p>
          </draw:text-box>
        </draw:frame>
        <draw:frame draw:style-name="gr13" draw:text-style-name="P9" draw:layer="layout" svg:width="2.4cm" svg:height="1.916cm" svg:x="7.66cm" svg:y="7.225cm">
          <draw:text-box>
            <text:p><text:span text:style-name="T2">cpg </text:span></text:p>
            <text:p><text:span text:style-name="T2">site</text:span></text:p>
          </draw:text-box>
        </draw:frame>
        <draw:frame draw:style-name="gr13" draw:text-style-name="P9" draw:layer="layout" svg:width="2.4cm" svg:height="1.916cm" svg:x="13.56cm" svg:y="5.841cm">
          <draw:text-box>
            <text:p><text:span text:style-name="T2">TFBS</text:span></text:p>
          </draw:text-box>
        </draw:frame>
        <draw:line draw:style-name="gr14" draw:text-style-name="P2" draw:layer="layout" svg:x1="12.46cm" svg:y1="7.941cm" svg:x2="13.76cm" svg:y2="7.942cm">
          <text:p/>
        </draw:line>
        <draw:frame draw:style-name="gr15" draw:text-style-name="P9" draw:layer="layout" svg:width="2.4cm" svg:height="1.816cm" svg:x="13.56cm" svg:y="7.325cm">
          <draw:text-box>
            <text:p><text:span text:style-name="T2">known</text:span></text:p>
            <text:p><text:span text:style-name="T2">meQTL</text:span></text:p>
          </draw:text-box>
        </draw:frame>
        <draw:frame draw:style-name="gr16" draw:text-style-name="P9" draw:layer="layout" svg:width="2.6cm" svg:height="0.806cm" svg:x="4.765cm" svg:y="0.078cm">
          <draw:text-box>
            <text:p><text:span text:style-name="T2">250kb</text:span></text:p>
          </draw:text-box>
        </draw:frame>
        <draw:custom-shape draw:style-name="gr7" draw:text-style-name="P7" draw:layer="layout" svg:width="0.4cm" svg:height="0.9cm" svg:x="13.361cm" svg:y="4.7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041cm" fo:margin-bottom="0cm" fo:margin-left="0.06cm" fo:margin-right="0cm" fo:page-width="17.78cm" fo:page-height="8.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8T10:38:47.88</meta:creation-date>
    <dc:date>2018-03-21T20:19:07.146798055</dc:date>
    <meta:editing-duration>PT11H33M47S</meta:editing-duration>
    <meta:editing-cycles>8</meta:editing-cycles>
    <meta:generator>LibreOffice/5.1.6.2$Linux_X86_64 LibreOffice_project/10m0$Build-2</meta:generator>
    <meta:document-statistic meta:object-count="85"/>
  </office:meta>
</office:document-meta>
</file>